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fo:min-height="1.263cm"/>
    </style:style>
    <style:style style:name="gr9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svg:stroke-width="0.051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9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0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1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.051cm" svg:stroke-color="#000000" draw:fill="none" draw:fill-color="#ffffff" fo:min-height="1.306cm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 style:line-break="strict"/>
    </style:style>
    <style:style style:name="P2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3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91cm" svg:height="1.905cm" svg:x="0.27cm" svg:y="4.216cm">
          <text:list text:style-name="L1">
            <text:list-header>
              <text:p text:style-name="P1"><text:span text:style-name="T1">tool.xm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4.532cm" svg:height="2.299cm" svg:x="1.545cm" svg:y="0.722cm">
          <text:list text:style-name="L1">
            <text:list-header>
              <text:p text:style-name="P1"><text:span text:style-name="T1">rappture (GUI)</text:span><text:span text:style-name="T1"><text:line-break/></text:span><text:span text:style-name="T2">(run w/ baseline </text:span><text:span text:style-name="T2"><text:line-break/></text:span><text:span text:style-name="T2">parameter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id="id17" draw:layer="layout" svg:width="3.475cm" svg:height="1.905cm" svg:x="4.902cm" svg:y="4.254cm">
          <text:list text:style-name="L1">
            <text:list-header>
              <text:p text:style-name="P1"><text:span text:style-name="T1">driver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2" draw:layer="layout" svg:width="5.382cm" svg:height="1.638cm" svg:x="10.616cm" svg:y="3.758cm">
          <text:list text:style-name="L1">
            <text:list-header>
              <text:p text:style-name="P1"><text:span text:style-name="T1">param-explorer.p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id="id4" draw:layer="layout" svg:width="2.978cm" svg:height="1.226cm" svg:x="25.669cm" svg:y="0.091cm">
          <text:list text:style-name="L1">
            <text:list-header>
              <text:p text:style-name="P1"><text:span text:style-name="T1">run1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id="id8" draw:layer="layout" svg:width="4.445cm" svg:height="1.905cm" svg:x="30.506cm" svg:y="2.912cm">
          <text:list text:style-name="L1">
            <text:list-header>
              <text:p text:style-name="P1"><text:span text:style-name="T1">rappture (GUI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id="id18" draw:layer="layout" svg:width="4.034cm" svg:height="1.587cm" svg:x="7.372cm" svg:y="1.556cm">
          <text:list text:style-name="L1">
            <text:list-header>
              <text:p text:style-name="P1"><text:span text:style-name="T1">template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4.089cm" svg:height="1.673cm" svg:x="8.232cm" svg:y="0cm">
          <draw:text-box>
            <text:p>Hand edit in text editor</text:p>
          </draw:text-box>
        </draw:frame>
        <draw:custom-shape draw:style-name="gr9" draw:text-style-name="P2" draw:id="id19" draw:layer="layout" svg:width="2.614cm" svg:height="1.232cm" svg:x="10.111cm" svg:y="6.084cm">
          <text:list text:style-name="L1">
            <text:list-header>
              <text:p text:style-name="P1"><text:span text:style-name="T1">runs.txt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svg:x1="1.565cm" svg:y1="4.216cm" svg:x2="3.811cm" svg:y2="3.021cm" draw:start-shape="id1" draw:start-glue-point="0" draw:end-shape="id2" svg:d="m1565 4216v-598h2246v-597">
          <text:p/>
        </draw:connector>
        <draw:custom-shape draw:style-name="gr11" draw:text-style-name="P2" draw:id="id13" draw:layer="layout" svg:width="4.06cm" svg:height="1.227cm" svg:x="17.25cm" svg:y="0.16cm">
          <text:list text:style-name="L1">
            <text:list-header>
              <text:p text:style-name="P1"><text:span text:style-name="T1">driver1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id="id14" draw:layer="layout" svg:width="4.06cm" svg:height="1.227cm" svg:x="17.25cm" svg:y="1.661cm">
          <text:list text:style-name="L1">
            <text:list-header>
              <text:p text:style-name="P1"><text:span text:style-name="T1">driver2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id="id15" draw:layer="layout" svg:width="4.06cm" svg:height="1.227cm" svg:x="17.25cm" svg:y="3.362cm">
          <text:list text:style-name="L1">
            <text:list-header>
              <text:p text:style-name="P1"><text:span text:style-name="T1">driver3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id="id16" draw:layer="layout" svg:width="4.06cm" svg:height="1.227cm" svg:x="17.25cm" svg:y="6.163cm">
          <text:list text:style-name="L1">
            <text:list-header>
              <text:p text:style-name="P1"><text:span text:style-name="T1">driverN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id="id9" draw:layer="layout" svg:width="2.978cm" svg:height="1.226cm" svg:x="25.609cm" svg:y="1.754cm">
          <text:list text:style-name="L1">
            <text:list-header>
              <text:p text:style-name="P1"><text:span text:style-name="T1">run2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id="id10" draw:layer="layout" svg:width="2.978cm" svg:height="1.226cm" svg:x="25.609cm" svg:y="3.348cm">
          <text:list text:style-name="L1">
            <text:list-header>
              <text:p text:style-name="P1"><text:span text:style-name="T1">run3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id="id11" draw:layer="layout" svg:width="2.978cm" svg:height="1.226cm" svg:x="25.579cm" svg:y="6.154cm">
          <text:list text:style-name="L1">
            <text:list-header>
              <text:p text:style-name="P1"><text:span text:style-name="T1">runN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id="id3" draw:layer="layout" svg:width="2.504cm" svg:height="1.118cm" svg:x="22.051cm" svg:y="0.118cm">
          <text:list text:style-name="L1">
            <text:list-header>
              <text:p text:style-name="P1"><text:span text:style-name="T1">VED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id="id5" draw:layer="layout" svg:width="2.504cm" svg:height="1.118cm" svg:x="22.051cm" svg:y="1.718cm">
          <text:list text:style-name="L1">
            <text:list-header>
              <text:p text:style-name="P1"><text:span text:style-name="T1">VED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id="id6" draw:layer="layout" svg:width="2.504cm" svg:height="1.118cm" svg:x="22.051cm" svg:y="3.418cm">
          <text:list text:style-name="L1">
            <text:list-header>
              <text:p text:style-name="P1"><text:span text:style-name="T1">VED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id="id7" draw:layer="layout" svg:width="2.504cm" svg:height="1.118cm" svg:x="22.051cm" svg:y="6.318cm">
          <text:list text:style-name="L1">
            <text:list-header>
              <text:p text:style-name="P1"><text:span text:style-name="T1">VED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draw:type="line" svg:x1="24.555cm" svg:y1="0.677cm" svg:x2="25.669cm" svg:y2="0.704cm" draw:start-shape="id3" draw:start-glue-point="1" draw:end-shape="id4" draw:end-glue-point="3" svg:d="m24555 677 1114 27">
          <text:p/>
        </draw:connector>
        <draw:connector draw:style-name="gr10" draw:text-style-name="P3" draw:layer="layout" draw:type="line" svg:x1="24.555cm" svg:y1="2.277cm" svg:x2="25.669cm" svg:y2="2.405cm" draw:start-shape="id5" draw:start-glue-point="1" svg:d="m24555 2277 1114 128">
          <text:p/>
        </draw:connector>
        <draw:connector draw:style-name="gr10" draw:text-style-name="P3" draw:layer="layout" draw:type="line" svg:x1="24.555cm" svg:y1="3.977cm" svg:x2="25.669cm" svg:y2="4.005cm" draw:start-shape="id6" draw:start-glue-point="1" svg:d="m24555 3977 1114 28">
          <text:p/>
        </draw:connector>
        <draw:connector draw:style-name="gr10" draw:text-style-name="P3" draw:layer="layout" draw:type="line" svg:x1="24.555cm" svg:y1="6.877cm" svg:x2="25.669cm" svg:y2="6.905cm" draw:start-shape="id7" draw:start-glue-point="1" svg:d="m24555 6877 1114 28">
          <text:p/>
        </draw:connector>
        <draw:connector draw:style-name="gr10" draw:text-style-name="P3" draw:layer="layout" draw:type="line" svg:x1="21.31cm" svg:y1="0.773cm" svg:x2="22.051cm" svg:y2="0.677cm" draw:end-shape="id3" draw:end-glue-point="3" svg:d="m21310 773 741-96">
          <text:p/>
        </draw:connector>
        <draw:connector draw:style-name="gr10" draw:text-style-name="P3" draw:layer="layout" draw:type="line" svg:x1="21.31cm" svg:y1="2.274cm" svg:x2="22.051cm" svg:y2="2.277cm" draw:end-shape="id5" draw:end-glue-point="3" svg:d="m21310 2274 741 3">
          <text:p/>
        </draw:connector>
        <draw:connector draw:style-name="gr10" draw:text-style-name="P3" draw:layer="layout" draw:type="line" svg:x1="21.31cm" svg:y1="3.975cm" svg:x2="22.051cm" svg:y2="3.977cm" draw:end-shape="id6" svg:d="m21310 3975 741 2">
          <text:p/>
        </draw:connector>
        <draw:connector draw:style-name="gr10" draw:text-style-name="P3" draw:layer="layout" draw:type="line" svg:x1="21.31cm" svg:y1="6.776cm" svg:x2="22.051cm" svg:y2="6.877cm" draw:end-shape="id7" draw:end-glue-point="3" svg:d="m21310 6776 741 101">
          <text:p/>
        </draw:connector>
        <draw:connector draw:style-name="gr10" draw:text-style-name="P3" draw:layer="layout" draw:type="line" svg:x1="28.647cm" svg:y1="0.704cm" svg:x2="30.506cm" svg:y2="3.864cm" draw:start-shape="id4" draw:start-glue-point="1" draw:end-shape="id8" draw:end-glue-point="3" svg:d="m28647 704 1859 3160">
          <text:p/>
        </draw:connector>
        <draw:connector draw:style-name="gr10" draw:text-style-name="P3" draw:layer="layout" draw:type="line" svg:x1="28.587cm" svg:y1="2.367cm" svg:x2="30.506cm" svg:y2="3.864cm" draw:start-shape="id9" draw:start-glue-point="1" draw:end-shape="id8" draw:end-glue-point="3" svg:d="m28587 2367 1919 1497">
          <text:p/>
        </draw:connector>
        <draw:connector draw:style-name="gr10" draw:text-style-name="P3" draw:layer="layout" draw:type="line" svg:x1="28.587cm" svg:y1="3.961cm" svg:x2="30.506cm" svg:y2="3.864cm" draw:start-shape="id10" draw:start-glue-point="1" draw:end-shape="id8" draw:end-glue-point="3" svg:d="m28587 3961 1919-97">
          <text:p/>
        </draw:connector>
        <draw:connector draw:style-name="gr10" draw:text-style-name="P3" draw:layer="layout" draw:type="line" svg:x1="28.557cm" svg:y1="6.767cm" svg:x2="30.506cm" svg:y2="3.864cm" draw:start-shape="id11" draw:start-glue-point="1" draw:end-shape="id8" draw:end-glue-point="3" svg:d="m28557 6767 1949-2903">
          <text:p/>
        </draw:connector>
        <draw:connector draw:style-name="gr10" draw:text-style-name="P3" draw:layer="layout" draw:type="line" svg:x1="15.998cm" svg:y1="4.577cm" svg:x2="17.25cm" svg:y2="0.773cm" draw:start-shape="id12" draw:start-glue-point="1" draw:end-shape="id13" svg:d="m15998 4577 1252-3804">
          <text:p/>
        </draw:connector>
        <draw:connector draw:style-name="gr10" draw:text-style-name="P3" draw:layer="layout" draw:type="line" svg:x1="15.998cm" svg:y1="4.577cm" svg:x2="17.25cm" svg:y2="2.274cm" draw:start-shape="id12" draw:start-glue-point="1" draw:end-shape="id14" draw:end-glue-point="3" svg:d="m15998 4577 1252-2303">
          <text:p/>
        </draw:connector>
        <draw:connector draw:style-name="gr10" draw:text-style-name="P3" draw:layer="layout" draw:type="line" svg:x1="15.998cm" svg:y1="4.577cm" svg:x2="17.25cm" svg:y2="3.975cm" draw:start-shape="id12" draw:start-glue-point="1" draw:end-shape="id15" draw:end-glue-point="3" svg:d="m15998 4577 1252-602">
          <text:p/>
        </draw:connector>
        <draw:connector draw:style-name="gr10" draw:text-style-name="P3" draw:layer="layout" draw:type="line" svg:x1="15.998cm" svg:y1="4.577cm" svg:x2="17.25cm" svg:y2="6.776cm" draw:start-shape="id12" draw:start-glue-point="1" draw:end-shape="id16" svg:d="m15998 4577 1252 2199">
          <text:p/>
        </draw:connector>
        <draw:frame draw:style-name="gr22" draw:layer="layout" svg:width="1.443cm" svg:height="1.606cm" svg:x="18.032cm" svg:y="4.814cm">
          <draw:text-box>
            <text:p>...</text:p>
          </draw:text-box>
        </draw:frame>
        <draw:frame draw:style-name="gr22" draw:layer="layout" svg:width="1.443cm" svg:height="1.606cm" svg:x="22.533cm" svg:y="4.814cm">
          <draw:text-box>
            <text:p>...</text:p>
          </draw:text-box>
        </draw:frame>
        <draw:frame draw:style-name="gr22" draw:layer="layout" svg:width="1.443cm" svg:height="1.606cm" svg:x="26.534cm" svg:y="4.814cm">
          <draw:text-box>
            <text:p>...</text:p>
          </draw:text-box>
        </draw:frame>
        <draw:connector draw:style-name="gr10" draw:text-style-name="P3" draw:layer="layout" svg:x1="6.077cm" svg:y1="1.871cm" svg:x2="6.639cm" svg:y2="4.254cm" draw:start-shape="id2" draw:start-glue-point="1" draw:end-shape="id17" draw:end-glue-point="0" svg:d="m6077 1871h562v2383">
          <text:p/>
        </draw:connector>
        <draw:connector draw:style-name="gr10" draw:text-style-name="P3" draw:layer="layout" svg:x1="8.377cm" svg:y1="5.206cm" svg:x2="9.389cm" svg:y2="3.143cm" draw:start-shape="id17" draw:start-glue-point="1" draw:end-shape="id18" draw:end-glue-point="2" svg:d="m8377 5206h1012v-2063">
          <text:p/>
        </draw:connector>
        <draw:connector draw:style-name="gr10" draw:text-style-name="P3" draw:layer="layout" svg:x1="11.406cm" svg:y1="2.349cm" svg:x2="13.307cm" svg:y2="3.758cm" draw:start-shape="id18" draw:start-glue-point="1" draw:end-shape="id12" draw:end-glue-point="0" svg:d="m11406 2349h1901v1409">
          <text:p/>
        </draw:connector>
        <draw:connector draw:style-name="gr10" draw:text-style-name="P3" draw:layer="layout" svg:x1="12.725cm" svg:y1="6.7cm" svg:x2="13.307cm" svg:y2="5.396cm" draw:start-shape="id19" draw:start-glue-point="1" draw:end-shape="id12" draw:end-glue-point="2" svg:d="m12725 6700h582v-13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rk </meta:initial-creator>
    <meta:creation-date>2012-07-12T15:33:23</meta:creation-date>
    <dc:date>2012-07-31T08:02:49</dc:date>
    <dc:creator>drk </dc:creator>
    <meta:editing-duration>PT00H19M40S</meta:editing-duration>
    <meta:editing-cycles>2</meta:editing-cycles>
    <meta:generator>OpenOffice.org/3.2$Unix OpenOffice.org_project/320m19$Build-9505</meta:generator>
    <meta:document-statistic meta:object-count="44"/>
  </office:meta>
</office:document-meta>
</file>